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margin-left="1.27cm" fo:margin-right="0cm" fo:text-indent="0cm" style:auto-text-indent="false"/>
    </style:style>
    <style:style style:name="P7" style:family="paragraph" style:parent-style-name="Standard" style:master-page-name="Standard">
      <style:paragraph-properties fo:text-align="center" style:justify-single-word="false" style:page-number="1"/>
      <style:text-properties fo:font-size="14pt" fo:font-weight="bold" style:font-size-asian="14pt" style:font-weight-asian="bold" style:font-size-complex="14pt"/>
    </style:style>
    <style:style style:name="P8" style:family="paragraph" style:parent-style-name="Standard" style:list-style-name="WWNum2">
      <style:paragraph-properties fo:margin-left="1.27cm" fo:margin-right="0cm" fo:text-indent="-0.635cm" style:auto-text-indent="false"/>
    </style:style>
    <style:style style:name="P9" style:family="paragraph" style:parent-style-name="Standard" style:list-style-name="WWNum1">
      <style:paragraph-properties fo:margin-left="1.27cm" fo:margin-right="0cm" fo:text-indent="-0.635cm" style:auto-text-indent="false"/>
    </style:style>
    <style:style style:name="P10" style:family="paragraph" style:parent-style-name="Standard" style:list-style-name="WWNum1">
      <style:paragraph-properties fo:margin-left="2.54cm" fo:margin-right="0cm" fo:text-indent="-0.635cm" style:auto-text-indent="false"/>
    </style:style>
    <style:style style:name="P11" style:family="paragraph" style:parent-style-name="Standard" style:list-style-name="WWNum1">
      <style:paragraph-properties fo:margin-left="3.81cm" fo:margin-right="0cm" fo:text-indent="-0.635cm"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style>
    <style:style style:name="T4" style:family="text">
      <style:text-properties style:font-name="Courier New" fo:background-color="#f3f3f3" loext:char-shading-value="0" style:font-name-asian="Courier New1" style:font-name-complex="Courier New1"/>
    </style:style>
    <style:style style:name="T5" style:family="text">
      <style:text-properties style:font-name="Courier New" officeooo:rsid="0013aa9f" fo:background-color="#f3f3f3" loext:char-shading-value="0" style:font-name-asian="Courier New1" style:font-name-complex="Courier New1"/>
    </style:style>
    <style:style style:name="T6" style:family="text">
      <style:text-properties style:font-name="Courier New" officeooo:rsid="001477f9" fo:background-color="#f3f3f3" loext:char-shading-value="0" style:font-name-asian="Courier New1" style:font-name-complex="Courier New1"/>
    </style:style>
    <style:style style:name="T7" style:family="text">
      <style:text-properties officeooo:rsid="0013aa9f"/>
    </style:style>
    <style:style style:name="T8" style:family="text">
      <style:text-properties style:text-position="super 58%" officeooo:rsid="0013aa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 short tutorial followed by exercises on multiple sequence alignment</text:p>
      <text:p text:style-name="P1"/>
      <text:p text:style-name="Standard">Prepared by Jean-Baka Domelevo Entfellner (BecA-ILRI Hub, Nairobi) for the <text:span text:style-name="T7">2</text:span><text:span text:style-name="T8">nd</text:span><text:span text:style-name="T7"> EANBiT residential training course</text:span>, <text:span text:style-name="T7">KEMRI-WT, </text:span>K<text:span text:style-name="T7">ilifi</text:span>, <text:span text:style-name="T7">11</text:span> Ju<text:span text:style-name="T7">ly</text:span> 2019</text:p>
      <text:p text:style-name="Standard"/>
      <text:p text:style-name="Standard"/>
      <text:p text:style-name="P3">How to build multiple sequence alignments (MSA) using aligners</text:p>
      <text:p text:style-name="Standard"/>
      <text:p text:style-name="Standard">Multiple sequence aligners are computer programs that enable the user to give as input a file containing unaligned sequences, and the software produces in output the file containing aligned sequences. A multiple sequence alignment is made of <text:span text:style-name="T1">sites</text:span>: a site is a set of a characters (one for each of the taxa) aligned against each other in one <text:span text:style-name="T1">column</text:span> of the alignment.</text:p>
      <text:p text:style-name="Standard"/>
      <text:p text:style-name="P4">On file formats</text:p>
      <text:p text:style-name="Standard">Most commonly, both input and output files are in <text:span text:style-name="T1">FASTA format</text:span> (<text:a xlink:type="simple" xlink:href="https://en.wikipedia.org/wiki/FASTA_format" text:style-name="ListLabel_20_19" text:visited-style-name="ListLabel_20_19"><text:span text:style-name="T2">https://en.wikipedia.org/wiki/FASTA_format</text:span></text:a>). The usual file suffixes for FASTA files are .fa, .fas, .fasta and .mfa (the “m” explicitly says “multiple FASTA” for a FASTA file containing several sequences, which is the most usual case nowadays). The simpler, the better: I like “.fa”. FASTA files are text files: you can open them with simple raw text editors like <text:span text:style-name="T3">Vim</text:span> or <text:span text:style-name="T3">gedit</text:span> on GNU/Linux systems. DO NOT use a word processor (e.g. MS Word or LibreOffice) to open and edit sequence files. </text:p>
      <text:p text:style-name="Standard"/>
      <text:p text:style-name="Standard">Sometimes you may encounter multiple sequence alignments in <text:span text:style-name="T1">PHYLIP format</text:span>, and not in FASTA. For instance, the PhyML phylogenetic inference software only accepts input in PHYLIP format. As with the FASTA format, the PHYLIP format is also implemented in raw text files. A PHYLIP file starts with a line of header mentioning the number of sequences in the file as well as the length of those sequences (number of sites in the alignment). The sequence data follows. Below the header, comes the sequence data. Most often, that sequence data is in <text:span text:style-name="T3">interleaved</text:span> format, which means that complete sites, not complete sequences, appear in sequence in the file. Long sequences are broken into chunks, each chunk being displayed on one line (say, for instance, of 60 characters each). The interleaved PHYLIP file contains first the complete sites 1 to 60, then the complete sites 61 to 120, etc: in each group of sites, bits of sequences of all the different taxa are <text:span text:style-name="T3">interleaved</text:span> together. See <text:a xlink:type="simple" xlink:href="http://www.phylo.org/tools/obsolete/phylip.html" text:style-name="ListLabel_20_19" text:visited-style-name="ListLabel_20_19"><text:span text:style-name="T2">http://www.phylo.org/tools/obsolete/phylip.html</text:span></text:a> for details about this (sometimes tricky, especially regarding sequence identifiers) file format.</text:p>
      <text:p text:style-name="Standard"/>
      <text:p text:style-name="P4">On gap characters</text:p>
      <text:p text:style-name="Standard">Most tools will simply ignore and discard any gap character (‘-’) present in the input file. But it was not the case in early versions of Clustal or ClustalW, so please be careful! In case you want to explicitly remove gaps from your input sequences (to “de-align” sequences), you can use seaview and there, after you have selected sequences (to select a sequence, click on its name, and to select all sequences, you can use the Ctrl+A keyboard shortcut), you can use the menu <text:span text:style-name="T4">Align &gt; De-align selection</text:span>. Alternatively, an elegant commandline solution to remove gaps from a FASTA file is the following one-liner (be extra-careful if you try typing that instead of copy-pasting it, though): <text:span text:style-name="T4"><text:s/>sed '/^&gt;/!s/-//g' input.fa &gt; output.fa</text:span>. With that, <text:soft-page-break/>hyphens in the description lines, if present, will be preserved.</text:p>
      <text:p text:style-name="Standard"/>
      <text:p text:style-name="Standard">Beware! Gaps DO NOT EXIST in the biological reality of DNA, RNA and protein sequences! They are only inserted by MSA software to represent relative insertions and deletions of characters (nucleotides or amino-acids). The result is that in aligned files, all sequences of characters (<text:span text:style-name="T3">including</text:span> gaps) have same length.</text:p>
      <text:p text:style-name="Standard"/>
      <text:p text:style-name="Standard">Multiple sequence aligners that we will/can use:</text:p>
      <text:p text:style-name="Standard"/>
      <text:list xml:id="list3359791341" text:style-name="WWNum2">
        <text:list-item>
          <text:p text:style-name="P8"><text:span text:style-name="T1">Mafft</text:span>: originally developed for protein sequence alignment, it has since proven to be also a very good DNA sequence aligner. To use it on the VM, simply call <text:span text:style-name="T4">mafft</text:span> on the commandline. <text:span text:style-name="T4">mafft --help</text:span> will give you information about the proper syntax to call this program. Mafft is an advanced tool that can align using various algorithms. For instance, some algorithms are better suited to alignments of fragments where long inserts are expected, etc. To understand the various algorithms and their use cases, please refer to <text:a xlink:type="simple" xlink:href="https://mafft.cbrc.jp/alignment/software/algorithms/algorithms.html" text:style-name="ListLabel_20_19" text:visited-style-name="ListLabel_20_19"><text:span text:style-name="T2">https://mafft.cbrc.jp/alignment/software/algorithms/algorithms.html</text:span></text:a>, and you can also read <text:a xlink:type="simple" xlink:href="https://www.ncbi.nlm.nih.gov/pmc/articles/PMC4909661/" text:style-name="ListLabel_20_19" text:visited-style-name="ListLabel_20_19"><text:span text:style-name="T2">https://www.ncbi.nlm.nih.gov/pmc/articles/PMC4909661/</text:span></text:a> if you want to go deeper.</text:p>
        </text:list-item>
        <text:list-item>
          <text:p text:style-name="P8"><text:span text:style-name="T1">Clustal</text:span> and <text:span text:style-name="T1">ClustalW</text:span>: in their time the most widespread multiple sequence aligners, written by Des Higgins in 1988 and 1994. They were the proof-of-concept aligners for guide tree techniques but are now resting in peace in the museum 20th-century MSA software. If you want to try, you can invoke ClustalW by typing <text:span text:style-name="T4">clustalw</text:span> on the commandline. It is then taking you by the hand in a menu-based commandline interface, very much the usual interface design popular with tools of the previous century.</text:p>
        </text:list-item>
        <text:list-item>
          <text:p text:style-name="P8"><text:span text:style-name="T1">ClustalΩ</text:span> (“omega”) is the current standard in the Clustal family, still using a guide tree for progressive alignments, but incorporating Hidden Markov Model-based profile comparisons in the process. The commandline tool is called <text:span text:style-name="T4">clustalo</text:span>. Use it with the<text:span text:style-name="T4"> --help</text:span> switch to get more info on its many options. You can also browse <text:a xlink:type="simple" xlink:href="http://clustal.org/omega/README" text:style-name="ListLabel_20_19" text:visited-style-name="ListLabel_20_19"><text:span text:style-name="T2">http://clustal.org/omega/README</text:span></text:a> to get more details. Clustalo can also be conveniently run through the <text:span text:style-name="T4">Align &gt; Align all</text:span> menu in the graphical interface of the <text:span text:style-name="T4">seaview</text:span> software. Make sure you first select the appropriate program and options via the menus under <text:span text:style-name="T4">Align &gt; Alignment options</text:span>. </text:p>
        </text:list-item>
        <text:list-item>
          <text:p text:style-name="P8"><text:span text:style-name="T1">muscle</text:span> is developed by Robert Edgar. It is at the same time accurate and very fast. You can run it using the commandline (the executable is simply called <text:span text:style-name="T4">muscle</text:span>), or through the <text:span text:style-name="T4">Align &gt; Align all</text:span> menu in the graphical interface of the <text:span text:style-name="T4">seaview</text:span> software. If you go this route, make sure you first select the appropriate program and options via the menus under <text:span text:style-name="T4">Align &gt; Alignment options</text:span>. </text:p>
        </text:list-item>
      </text:list>
      <text:p text:style-name="P6"/>
      <text:p text:style-name="Standard">There are many other good multiple sequence aligners, including T-Coffee, a aligner trying to retain as much information from all the pairwise alignments built on your set of sequences (<text:a xlink:type="simple" xlink:href="http://tcoffee.crg.cat/" text:style-name="ListLabel_20_19" text:visited-style-name="ListLabel_20_19"><text:span text:style-name="T2">http://tcoffee.crg.cat/</text:span></text:a>) and Prank, a phylogeny-aware aligner (<text:a xlink:type="simple" xlink:href="http://wasabiapp.org/software/prank/" text:style-name="ListLabel_20_19" text:visited-style-name="ListLabel_20_19"><text:span text:style-name="T2">http://wasabiapp.org/software/prank/</text:span></text:a>), but we don’t really have enough time to use them here. Each MSA software has its strengths and its weaknesses, so I encourage to try them with your own datasets when you have time. Most of them have online servers that enable you to submit <text:soft-page-break/>jobs without having to install the software on your own computer, e.g. <text:a xlink:type="simple" xlink:href="http://tcoffee.crg.cat/apps/tcoffee/do:regular" text:style-name="ListLabel_20_19" text:visited-style-name="ListLabel_20_19"><text:span text:style-name="T2">http://tcoffee.crg.cat/apps/tcoffee/do:regular</text:span></text:a> for T-Coffee or <text:a xlink:type="simple" xlink:href="https://www.ebi.ac.uk/goldman-srv/webprank/" text:style-name="ListLabel_20_19" text:visited-style-name="ListLabel_20_19"><text:span text:style-name="T2">https://www.ebi.ac.uk/goldman-srv/webprank/</text:span></text:a> for Prank.</text:p>
      <text:p text:style-name="Standard"/>
      <text:p text:style-name="Standard"/>
      <text:p text:style-name="P2"/>
      <text:p text:style-name="P3">How to visualize and manipulate multiple sequence alignments:<text:line-break/>Seaview, Jalview, MEGA</text:p>
      <text:p text:style-name="P2"/>
      <text:p text:style-name="Standard"/>
      <text:p text:style-name="Standard"><text:span text:style-name="T1">Seaview</text:span> is a small but very useful graphical program that can be used to visualize alignments, to calculate properties of an alignment, to select subsets of sites or sequences, etc. It can also be used to create and visualize trees. Launch it using the commandline: <text:span text:style-name="T4">seaview &amp;</text:span></text:p>
      <text:p text:style-name="Standard"/>
      <text:p text:style-name="Standard"><text:span text:style-name="T1">Jalview</text:span> is a more advanced software written in Java. For instance, it enables you to calculate the reverse-complement for a set of sequences, or to edit an existing alignment using the keyboard and mouse, e.g. shifting blocks of sites within a subset of the sequences, etc. Launch it using the commandline: <text:span text:style-name="T4">jalview &amp;</text:span>. For editing alignments using Jalview (very useful to correct by hand alignments produced automatically by aligners), see <text:a xlink:type="simple" xlink:href="http://www.jalview.org/help/html/editing/index.html" text:style-name="ListLabel_20_19" text:visited-style-name="ListLabel_20_19"><text:span text:style-name="T2">http://www.jalview.org/help/html/editing/index.html</text:span></text:a>.</text:p>
      <text:p text:style-name="Standard"/>
      <text:p text:style-name="Standard"><text:span text:style-name="T1">MEGA</text:span> is a very versatile software that we will use later on, in the phylogenetics course. You can also use it to manipulate alignments, but it is not my tool of choice and when it comes to dealing only with MSAs, I prefer by far Seaview and Jalview.</text:p>
      <text:p text:style-name="Standard"/>
      <text:p text:style-name="Standard"/>
      <text:p text:style-name="P5">Exercises</text:p>
      <text:p text:style-name="Standard"/>
      <text:p text:style-name="Standard"/>
      <text:p text:style-name="Standard">All the input files for these exercises are <text:span text:style-name="T7">in the</text:span> <text:span text:style-name="T5">Dataset</text:span> <text:span text:style-name="T7">folder of the GitHub repository for Phylogeny.</text:span></text:p>
      <text:p text:style-name="Standard"/>
      <text:list xml:id="list1870639480" text:style-name="WWNum1">
        <text:list-item>
          <text:p text:style-name="P9">For this exercise, we will use the sequence data in <text:span text:style-name="T5">Datasets/h</text:span><text:span text:style-name="T4">iv_proteases.fa</text:span><text:span text:style-name="T5">sta</text:span>. It contains partial DNA sequences of HIV-1M proteases, sampled either in Brazil, Cameroon or China.</text:p>
          <text:list>
            <text:list-item>
              <text:p text:style-name="P10">How many sequences are there in this file? You can determine this either after opening the file with <text:span text:style-name="T4">seaview</text:span> (then look through the menus for alignment properties) or with a simple shell command using <text:span text:style-name="T4">grep</text:span>.</text:p>
            </text:list-item>
            <text:list-item>
              <text:p text:style-name="P10">Align this dataset using <text:span text:style-name="T4">clustalo</text:span>, <text:span text:style-name="T4">muscle</text:span> and <text:span text:style-name="T4">mafft</text:span>. Describe and compare the alignments you get.</text:p>
            </text:list-item>
            <text:list-item>
              <text:p text:style-name="P10">Use the online WebPrank server to submit the same alignment job using Prank. Compare the result you get. Can you think of a possible explanation concerning what you see towards the end of the alignment?</text:p>
            </text:list-item>
            <text:list-item>
              <text:p text:style-name="P10">Using <text:span text:style-name="T4">seaview</text:span>, <text:span text:style-name="T4">jalview</text:span> or some simple Bash commands, see what kind of <text:soft-page-break/>statistics you can get for the alignments you got. In particular, try find:</text:p>
              <text:list>
                <text:list-item>
                  <text:p text:style-name="P11">the number of complete (no gap, no N) sites</text:p>
                </text:list-item>
                <text:list-item>
                  <text:p text:style-name="P11">the percentage of gaps</text:p>
                </text:list-item>
                <text:list-item>
                  <text:p text:style-name="P11">the number of degenerate characters (e.g. Y, R, B, M, etc: see <text:a xlink:type="simple" xlink:href="https://www.bioinformatics.org/sms/iupac.html" text:style-name="ListLabel_20_19" text:visited-style-name="ListLabel_20_19"><text:span text:style-name="T2">https://www.bioinformatics.org/sms/iupac.html</text:span></text:a>). This is usually an indication of sequence quality</text:p>
                </text:list-item>
                <text:list-item>
                  <text:p text:style-name="P11">the number of conserved sites (displaying only one nucleotide)<text:line-break/></text:p>
                </text:list-item>
              </text:list>
            </text:list-item>
          </text:list>
        </text:list-item>
        <text:list-item>
          <text:p text:style-name="P9">Align the sequences in <text:span text:style-name="T6">Datasets</text:span><text:span text:style-name="T4">/LEI0258_chazara.fa</text:span> with the aligner of your choice. These are sequences of a polymorphic marker in chickens, part of the major histocompatibility complex (MHC). Open the result with <text:span text:style-name="T4">seaview</text:span> or <text:span text:style-name="T4">jalview</text:span> and browse the alignment. What do you notice in the central region? Why is that so? Could you get a better result with a different alignment software?<text:line-break/></text:p>
        </text:list-item>
        <text:list-item>
          <text:p text:style-name="P9">The file <text:span text:style-name="T6">Datasets/</text:span><text:span text:style-name="T4">ASFV_chaperone_B602L.fa</text:span> contains a chaperone protein from the African Swine Fever Virus, in a protein alignment (characters are amino acids). How long are the sequences? Which aligner(s) will you prefer to use for this job? Compare a couple of runtimes (i.e. pick two aligners and measure their execution time with the <text:span text:style-name="T4">time</text:span> commandline utility). What do you remark when you open the alignment output file?<text:line-break/></text:p>
        </text:list-item>
        <text:list-item>
          <text:p text:style-name="P9">Using <text:span text:style-name="T4">jalview</text:span>, try and edit the alignment to beautify it, so that there is more “order” (i.e. more conserved columns) in the central region. Sometimes you will have to shift left or right individual sequences, and sometimes groups of sequences. Please refer to <text:a xlink:type="simple" xlink:href="http://www.jalview.org/help/html/editing/index.html" text:style-name="ListLabel_20_19" text:visited-style-name="ListLabel_20_19"><text:span text:style-name="T2">http://www.jalview.org/help/html/editing/index.html</text:span></text:a> in order to get your keyboard and mouse manipulations right.<text:line-break/></text:p>
        </text:list-item>
        <text:list-item>
          <text:p text:style-name="P9">If you still have time, do same with the first 20 sequences from the LEI0258 alignments obtained from the question 2. You can perform the subsetting operation using <text:span text:style-name="T4">seaview</text:span>, or using some commandline tric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7-11T13:47:55.862260271</dc:date>
    <dc:creator>Jean-Baka Domelevo Entfellner</dc:creator>
    <meta:editing-duration>PT12M9S</meta:editing-duration>
    <meta:editing-cycles>2</meta:editing-cycles>
    <meta:document-statistic meta:table-count="0" meta:image-count="0" meta:object-count="0" meta:page-count="4" meta:paragraph-count="35" meta:word-count="1617" meta:character-count="10188" meta:non-whitespace-character-count="8617"/>
  </office:meta>
</office:document-meta>
</file>